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hancery URW" svg:font-family="'Chancery URW'" style:font-pitch="variable"/>
    <style:font-face style:name="Chancery URW1" svg:font-family="'Chancery URW'" style:font-adornments="Medium Italic" style:font-pitch="variable"/>
    <style:font-face style:name="Estrangelo Nisibin" svg:font-family="'Estrangelo Nisibin'" style:font-pitch="variable"/>
    <style:font-face style:name="Estrangelo Nisibin1" svg:font-family="'Estrangelo Nisibin'" style:font-adornments="Regular" style:font-pitch="variable"/>
    <style:font-face style:name="Nimbus Roman No9 L1" svg:font-family="'Nimbus Roman No9 L'" style:font-pitch="variable"/>
    <style:font-face style:name="Nimbus Sans L1" svg:font-family="'Nimbus Sans L'" style:font-pitch="variable"/>
    <style:font-face style:name="Century SchoolBook URW" svg:font-family="'Century SchoolBook URW'" style:font-family-generic="roman" style:font-pitch="variable"/>
    <style:font-face style:name="Century SchoolBook URW1" svg:font-family="'Century SchoolBook URW'" style:font-adornments="Roman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imbus Sans L2" svg:font-family="'Nimbus Sans L'" style:font-family-generic="swiss" style:font-pitch="variable"/>
    <style:font-face style:name="Noto Sans" svg:font-family="'Noto Sans'" style:font-family-generic="swiss" style:font-pitch="variable"/>
    <style:font-face style:name="Noto Sans1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imbus Sans L3" svg:font-family="'Nimbus Sans L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co1" style:family="table-column">
      <style:table-column-properties style:column-width="10.078cm" style:use-optimal-column-width="false"/>
    </style:style>
    <style:style style:name="co2" style:family="table-column">
      <style:table-column-properties style:column-width="5.631cm" style:use-optimal-column-width="false"/>
    </style:style>
    <style:style style:name="ro1" style:family="table-row">
      <style:table-row-properties style:row-height="1.027cm"/>
    </style:style>
    <style:style style:name="ro2" style:family="table-row">
      <style:table-row-properties style:row-height="1.125cm"/>
    </style:style>
    <style:style style:name="ro3" style:family="table-row">
      <style:table-row-properties style:row-height="1.405cm"/>
    </style:style>
    <style:style style:name="ro4" style:family="table-row">
      <style:table-row-properties style:row-height="1.155cm"/>
    </style:style>
    <style:style style:name="ce1" style:family="table-cell">
      <loext:graphic-properties style:repeat="repeat"/>
      <style:text-properties style:font-name="Chancery URW1" fo:font-size="18pt" fo:font-style="italic" fo:font-weight="normal" style:font-size-asian="18pt" style:font-size-complex="18pt"/>
    </style:style>
    <style:style style:name="ce2" style:family="table-cell">
      <loext:graphic-properties style:repeat="repeat"/>
      <style:text-properties fo:font-size="18pt" style:font-size-asian="20pt" style:font-size-complex="20pt"/>
    </style:style>
    <style:style style:name="ce3" style:family="table-cell">
      <loext:graphic-properties style:repeat="repeat"/>
      <style:paragraph-properties fo:text-align="start"/>
      <style:text-properties fo:font-size="18pt" style:font-size-asian="7pt" style:font-size-complex="7pt"/>
    </style:style>
    <style:style style:name="ce4" style:family="table-cell">
      <loext:graphic-properties style:repeat="repeat"/>
    </style:style>
    <style:style style:name="ce5" style:family="table-cell">
      <loext:graphic-properties style:repeat="repeat"/>
      <style:paragraph-properties fo:text-align="start"/>
      <style:text-properties fo:font-size="18pt" style:font-size-asian="18pt" style:font-size-complex="18pt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text-align="start"/>
    </style:style>
    <style:style style:name="T1" style:family="text">
      <style:text-properties style:font-name="Chancery URW1" fo:font-size="18pt" fo:font-style="italic" fo:font-weight="normal" style:font-size-asian="18pt" style:font-size-complex="18pt"/>
    </style:style>
    <style:style style:name="T2" style:family="text">
      <style:text-properties style:font-name="Noto Sans1" fo:font-size="18pt" style:letter-kerning="true" style:font-size-asian="20pt" style:font-name-complex="Noto Sans Devanagari" style:font-size-complex="20pt"/>
    </style:style>
    <style:style style:name="T3" style:family="text">
      <style:text-properties style:font-name="Estrangelo Nisibin1" fo:font-size="18pt" style:font-size-asian="7pt" style:font-size-complex="7pt"/>
    </style:style>
    <style:style style:name="T4" style:family="text">
      <style:text-properties style:font-name="Century SchoolBook URW1" fo:font-size="18pt" fo:font-weight="normal" style:font-size-asian="18pt" style:font-size-complex="18pt"/>
    </style:style>
    <style:style style:name="T5" style:family="text">
      <style:text-properties style:font-name="Century SchoolBook URW1" fo:font-size="7pt" fo:font-weight="normal" style:font-size-asian="18pt" style:font-size-complex="18pt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5.708cm" svg:height="6.863cm" svg:x="1.354cm" svg:y="2.2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">Component</text:span></text:p>
              </table:table-cell>
              <table:table-cell>
                <text:p><text:span text:style-name="T1">Text Style</text:span></text:p>
              </table:table-cell>
            </table:table-row>
            <table:table-row table:style-name="ro2">
              <table:table-cell table:style-name="ce1">
                <text:p><text:span text:style-name="T1">Activity object</text:span></text:p>
              </table:table-cell>
              <table:table-cell table:style-name="ce2">
                <text:p text:style-name="P1"><text:span text:style-name="T2">:HomeActivity</text:span></text:p>
              </table:table-cell>
            </table:table-row>
            <table:table-row table:style-name="ro1">
              <table:table-cell table:style-name="ce1">
                <text:p><text:span text:style-name="T1">Method</text:span></text:p>
              </table:table-cell>
              <table:table-cell table:style-name="ce3">
                <text:p text:style-name="P2"><text:span text:style-name="T3">startActivity()</text:span></text:p>
              </table:table-cell>
            </table:table-row>
            <table:table-row table:style-name="ro3">
              <table:table-cell table:style-name="ce1">
                <text:p><text:span text:style-name="T1">Extra passed to activity object</text:span></text:p>
              </table:table-cell>
              <table:table-cell table:style-name="ce4">
                <text:p text:style-name="P2"><text:span text:style-name="T4">Name of Caller</text:span></text:p>
                <text:p text:style-name="P2"><text:span text:style-name="T5"/></text:p>
              </table:table-cell>
            </table:table-row>
            <table:table-row table:style-name="ro4">
              <table:table-cell table:style-name="ce1">
                <text:p><text:span text:style-name="T1">Network message</text:span></text:p>
              </table:table-cell>
              <table:table-cell table:style-name="ce5">
                <text:p text:style-name="P2"><text:span text:style-name="T6">DISCOVER</text:span></text:p>
              </table:table-cell>
            </table:table-row>
            <table:table-row table:style-name="ro2">
              <table:table-cell table:style-name="ce1">
                <text:p><text:span text:style-name="T1">Data sent together with network message</text:span></text:p>
              </table:table-cell>
              <table:table-cell table:style-name="ce5">
                <text:p text:style-name="P2"><text:span text:style-name="T7">Name of Caller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hancery URW" svg:font-family="'Chancery URW'" style:font-pitch="variable"/>
    <style:font-face style:name="Chancery URW1" svg:font-family="'Chancery URW'" style:font-adornments="Medium Italic" style:font-pitch="variable"/>
    <style:font-face style:name="Estrangelo Nisibin" svg:font-family="'Estrangelo Nisibin'" style:font-pitch="variable"/>
    <style:font-face style:name="Estrangelo Nisibin1" svg:font-family="'Estrangelo Nisibin'" style:font-adornments="Regular" style:font-pitch="variable"/>
    <style:font-face style:name="Nimbus Roman No9 L1" svg:font-family="'Nimbus Roman No9 L'" style:font-pitch="variable"/>
    <style:font-face style:name="Nimbus Sans L1" svg:font-family="'Nimbus Sans L'" style:font-pitch="variable"/>
    <style:font-face style:name="Century SchoolBook URW" svg:font-family="'Century SchoolBook URW'" style:font-family-generic="roman" style:font-pitch="variable"/>
    <style:font-face style:name="Century SchoolBook URW1" svg:font-family="'Century SchoolBook URW'" style:font-adornments="Roman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imbus Sans L2" svg:font-family="'Nimbus Sans L'" style:font-family-generic="swiss" style:font-pitch="variable"/>
    <style:font-face style:name="Noto Sans" svg:font-family="'Noto Sans'" style:font-family-generic="swiss" style:font-pitch="variable"/>
    <style:font-face style:name="Noto Sans1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imbus Sans L3" svg:font-family="'Nimbus Sans L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Nimbus Sans L3" style:font-size-asian="24pt" style:language-asian="zh" style:country-asian="CN" style:font-name-complex="Nimbus Sans L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Nimbus Sans L3" style:font-family-asian="'Nimbus Sans L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Nimbus Sans L" fo:font-family="'Nimbus Sans L'" style:font-family-generic="roman" style:font-pitch="variable" fo:font-size="18pt" style:letter-kerning="true" style:font-name-asian="Nimbus Sans L3" style:font-family-asian="'Nimbus Sans L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1T23:51:13.797288893</meta:creation-date>
    <dc:date>2016-04-06T18:38:53.620891605</dc:date>
    <meta:editing-duration>PT12M45S</meta:editing-duration>
    <meta:editing-cycles>4</meta:editing-cycles>
    <meta:generator>LibreOffice/5.0.5.2$Linux_X86_64 LibreOffice_project/00m0$Build-2</meta:generator>
    <meta:document-statistic meta:object-count="1"/>
  </office:meta>
</office:document-meta>
</file>